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F6AEE96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30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675cm"/>
    </style:style>
    <style:style style:name="gr3" style:family="graphic">
      <style:graphic-properties style:protect="size"/>
    </style:style>
    <style:style style:name="pr1" style:family="presentation" style:parent-style-name="lyt-numdark-notes">
      <style:graphic-properties draw:fill-color="#ffffff" draw:auto-grow-height="true" fo:min-height="13.364cm"/>
    </style:style>
    <style:style style:name="pr2" style:family="presentation" style:parent-style-name="lyt-numdark-subtitle">
      <style:graphic-properties draw:fill-color="#ffffff" fo:min-height="15.899cm"/>
    </style:style>
    <style:style style:name="pr3" style:family="presentation" style:parent-style-name="lyt-numdark-title">
      <style:graphic-properties draw:auto-grow-height="true" fo:min-height="3.506cm"/>
    </style:style>
    <style:style style:name="pr4" style:family="presentation" style:parent-style-name="lyt-numdark-outline1">
      <style:graphic-properties draw:fill="solid" draw:fill-color="#000000" draw:opacity="50%" draw:opacity-name="" fo:min-height="14.49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paragraph-properties fo:text-align="center"/>
      <style:text-properties fo:font-size="72pt" style:font-size-asian="72pt" style:font-size-complex="72pt"/>
    </style:style>
    <style:style style:name="P4" style:family="paragraph">
      <style:text-properties fo:font-size="80pt" style:font-size-asian="80pt" style:font-size-complex="80pt"/>
    </style:style>
    <style:style style:name="P5" style:family="paragraph">
      <style:paragraph-properties fo:margin-top="0cm" fo:margin-bottom="0.5cm"/>
      <style:text-properties fo:font-size="36pt" style:font-size-asian="36pt" style:font-size-complex="36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font-size="28.1000003814697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family="Albany" style:font-family-generic="roman" style:font-pitch="variable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7b8b8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47b8b8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47b8b8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7b8b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7b8b8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7b8b8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7b8b8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7b8b8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7b8b8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numdark" presentation:presentation-page-layout-name="AL1T0">
        <draw:frame draw:style-name="gr1" draw:text-style-name="P2" draw:layer="layout" svg:width="25.4cm" svg:height="6.559cm" svg:x="1.27cm" svg:y="3.347cm">
          <draw:text-box>
            <text:p text:style-name="P1"><text:span text:style-name="T1">Real Life Derivatives</text:span></text:p>
          </draw:text-box>
        </draw:frame>
        <draw:frame draw:style-name="gr2" draw:text-style-name="P3" draw:layer="layout" svg:width="28cm" svg:height="5.925cm" svg:x="0cm" svg:y="10.922cm">
          <draw:text-box>
            <text:p text:style-name="P1"><text:span text:style-name="T2">MATH 110:</text:span></text:p>
            <text:p text:style-name="P1"><text:span text:style-name="T2">Calculus 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numdark" presentation:presentation-page-layout-name="AL2T32">
        <draw:frame presentation:style-name="pr2" draw:text-style-name="P4" draw:layer="layout" svg:width="25.199cm" svg:height="15.899cm" svg:x="1.401cm" svg:y="1.5cm" presentation:class="subtitle" presentation:user-transformed="true">
          <draw:text-box>
            <text:p><text:span text:style-name="T1">Questions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numdark" presentation:presentation-page-layout-name="AL3T1">
        <draw:frame presentation:style-name="pr3" draw:layer="layout" svg:width="25.199cm" svg:height="3.506cm" svg:x="1.401cm" svg:y="1.5cm" presentation:class="title">
          <draw:text-box>
            <text:p>Lab 7</text:p>
          </draw:text-box>
        </draw:frame>
        <draw:frame presentation:style-name="pr4" draw:text-style-name="P6" draw:layer="layout" svg:width="24.1cm" svg:height="14.699cm" svg:x="2cm" svg:y="4.605cm" presentation:class="outline" presentation:user-transformed="true">
          <draw:text-box>
            <text:list text:style-name="L2">
              <text:list-item>
                <text:p text:style-name="P5"><text:span text:style-name="T3">Come up with a few practacal applications of derivatives</text:span></text:p>
                <text:list>
                  <text:list-item>
                    <text:p><text:span text:style-name="T3">Hint: Look at the next few chapters</text:span></text:p>
                  </text:list-item>
                </text:list>
              </text:list-item>
              <text:list-item>
                <text:p text:style-name="P5"><text:span text:style-name="T3">Explain why derivatives are useful or not</text:span></text:p>
              </text:list-item>
              <text:list-item>
                <text:p text:style-name="P5"><text:span text:style-name="T3">Where in life do you think you may use derivatives</text:span><text:span text:style-name="T3">?</text:span></text:p>
              </text:list-item>
              <text:list-item>
                <text:p text:style-name="P5"><text:span text:style-name="T3">What is your Major and how do you think derivatives will help you in your career (or not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numbers3" xlink:href="Pictures/100000000000032000000258F6AEE96B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80pt" fo:font-style="normal" fo:text-shadow="none" style:text-underline-style="none" fo:font-weight="normal" style:font-family-asian="'Andale Sans UI'" style:font-family-generic-asian="system" style:font-pitch-asian="variable" style:font-size-asian="80pt" style:font-style-asian="normal" style:font-weight-asian="normal" style:font-family-complex="Tahoma" style:font-family-generic-complex="system" style:font-pitch-complex="variable" style:font-size-complex="8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number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numdark" style:page-layout-name="PM1" draw:style-name="Mdp1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086cm" svg:x="2cm" svg:y="5.314cm" presentation:class="outline" presentation:placeholder="true">
        <draw:text-box/>
      </draw:frame>
      <draw:frame presentation:style-name="Mpr1" draw:text-style-name="MP3" draw:layer="backgroundobjects" svg:width="6.523cm" svg:height="1.448cm" svg:x="1.6cm" svg:y="18.1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8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19.876cm" svg:y="18.1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56M8S</meta:editing-duration>
    <meta:editing-cycles>24</meta:editing-cycles>
    <meta:generator>OpenOffice/4.1.1$Win32 OpenOffice.org_project/411m6$Build-9775</meta:generator>
    <dc:date>2016-10-17T18:40:20.64</dc:date>
    <meta:document-statistic meta:object-count="32"/>
  </office:meta>
</office:document-meta>
</file>